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office:value-type="string" calcext:value-type="string">
            <text:p>Luk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hat is the precise relationship between Coh_{cs,T}(ADE resolution x C) and Rep_q T? What are generalisations for other easy CY3’s Y?</text:p>
          </table:table-cell>
          <table:table-cell/>
          <table:table-cell office:value-type="string" calcext:value-type="string">
            <text:p>Dominic </text:p>
          </table:table-cell>
          <table:table-cell office:value-type="string" calcext:value-type="string">
            <text:p>Schiffm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you replace FinSet with the category of ROOT SYSTEMS of Kac-Moody Lie algebras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correct Cartan root structure on Coh(C)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iffman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4:47:53.0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4T17:19:20.127000000</dc:date>
    <meta:editing-duration>PT3H35M22S</meta:editing-duration>
    <meta:editing-cycles>29</meta:editing-cycles>
    <meta:document-statistic meta:table-count="1" meta:cell-count="80" meta:object-count="0"/>
  </office:meta>
</office:document-meta>
</file>